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4.096cm" fo:min-width="2.0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  <style:paragraph-properties style:writing-mode="lr-tb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eeeeee" draw:opacity="95%" draw:textarea-horizontal-align="justify" draw:textarea-vertical-align="middle" draw:auto-grow-height="false" fo:min-height="8.25cm" fo:min-width="4.4cm"/>
    </style:style>
    <style:style style:name="gr9" style:family="graphic" style:parent-style-name="standard">
      <style:graphic-properties draw:fill-color="#eeeeee" draw:opacity="50%" draw:textarea-horizontal-align="justify" draw:textarea-vertical-align="middle" draw:auto-grow-height="false" fo:min-height="0.35cm" fo:min-width="0.2cm" draw:shadow-opacity="50%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35cm" fo:min-width="0.2cm"/>
    </style:style>
    <style:style style:name="gr11" style:family="graphic" style:parent-style-name="standard">
      <style:graphic-properties svg:stroke-color="#3465a4" svg:stroke-opacity="0%" draw:fill-color="#ffffff" draw:opacity="84%" draw:textarea-horizontal-align="justify" draw:textarea-vertical-align="middle" draw:auto-grow-height="false" fo:min-height="7.95cm" fo:min-width="5.5cm"/>
    </style:style>
    <style:style style:name="gr12" style:family="graphic" style:parent-style-name="standard">
      <style:graphic-properties draw:fill-color="#eeeeee" draw:opacity="50%" draw:textarea-horizontal-align="justify" draw:textarea-vertical-align="middle" draw:auto-grow-height="false" fo:min-height="4.05cm" fo:min-width="0.2cm" draw:shadow-opacity="50%"/>
    </style:style>
    <style:style style:name="gr13" style:family="graphic" style:parent-style-name="standard">
      <style:graphic-properties draw:fill-color="#eeeeee" draw:opacity="50%" draw:textarea-horizontal-align="justify" draw:textarea-vertical-align="middle" draw:auto-grow-height="false" fo:min-height="4.05cm" fo:min-width="0.2cm" draw:shadow-opacity="5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505cm" fo:min-width="0cm" draw:shadow-opacity="50%"/>
      <style:paragraph-properties style:writing-mode="lr-tb"/>
    </style:style>
    <style:style style:name="gr15" style:family="graphic" style:parent-style-name="standard">
      <style:graphic-properties svg:stroke-color="#3465a4" svg:stroke-opacity="0%" draw:fill-color="#ffffff" draw:opacity="84%" draw:textarea-horizontal-align="justify" draw:textarea-vertical-align="middle" draw:auto-grow-height="false" fo:min-height="8.45cm" fo:min-width="4.6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.651cm" fo:min-width="4.4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25cm" fo:min-width="4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standard">
      <style:graphic-properties svg:stroke-color="#3465a4" svg:stroke-opacity="0%" draw:fill-color="#ffffff" draw:opacity="84%" draw:textarea-horizontal-align="justify" draw:textarea-vertical-align="middle" draw:auto-grow-height="false" fo:min-height="8.65cm" fo:min-width="4.9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5cm" fo:min-width="2.1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25cm" fo:min-width="0.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25cm" fo:min-width="0.8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25cm" fo:min-width="0.7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15cm" fo:min-width="4.4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85cm" fo:min-width="4.4cm"/>
    </style:style>
    <style:style style:name="gr26" style:family="graphic" style:parent-style-name="objectwithoutfill">
      <style:graphic-properties svg:stroke-width="0.035cm" svg:stroke-color="#81aca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28cm"/>
      <style:paragraph-properties style:writing-mode="lr-tb"/>
    </style:style>
    <style:style style:name="gr28" style:family="graphic" style:parent-style-name="standard">
      <style:graphic-properties svg:stroke-color="#81aca6" draw:fill-color="#81aca6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0.505cm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eeeee" draw:opacity="95%"/>
      <style:paragraph-properties fo:text-align="center"/>
    </style:style>
    <style:style style:name="P6" style:family="paragraph">
      <loext:graphic-properties draw:fill-color="#eeeeee" draw:opacity="50%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ffffff" draw:opacity="84%"/>
      <style:paragraph-properties fo:text-align="center"/>
    </style:style>
    <style:style style:name="P9" style:family="paragraph">
      <loext:graphic-properties draw:fill-color="#eeeeee" draw:opacity="50%"/>
      <style:paragraph-properties fo:text-align="center" style:writing-mode="lr-tb"/>
    </style:style>
    <style:style style:name="P10" style:family="paragraph">
      <loext:graphic-properties draw:fill="none" draw:fill-color="#ffffff" draw:opacity="50%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loext:graphic-properties draw:fill-color="#81aca6"/>
      <style:paragraph-properties fo:text-align="center"/>
    </style:style>
    <style:style style:name="P13" style:family="paragraph">
      <style:text-properties fo:font-size="32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6.9cm" svg:x="5.8cm" svg:y="21.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822cm" svg:height="0.645cm" svg:x="6.078cm" svg:y="28.2cm">
          <draw:text-box>
            <text:p text:style-name="P2"><text:span text:style-name="T1">mapviewer.xml</text:span></text:p>
          </draw:text-box>
        </draw:frame>
        <draw:custom-shape draw:style-name="gr1" draw:text-style-name="P1" draw:layer="layout" svg:width="4.1cm" svg:height="6.9cm" svg:x="10.4cm" svg:y="19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0.4cm" svg:y="2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822cm" svg:height="0.645cm" svg:x="10.978cm" svg:y="27.655cm">
          <draw:text-box>
            <text:p text:style-name="P2"><text:span text:style-name="T1">MapView</text:span></text:p>
          </draw:text-box>
        </draw:frame>
        <draw:frame draw:style-name="gr3" draw:text-style-name="P3" draw:layer="layout" svg:width="2.822cm" svg:height="1.039cm" svg:x="21.5cm" svg:y="34.845cm">
          <draw:text-box>
            <text:p text:style-name="P2"><text:span text:style-name="T1">MapView -Background</text:span></text:p>
          </draw:text-box>
        </draw:frame>
        <draw:frame draw:style-name="gr4" draw:text-style-name="P3" draw:layer="layout" svg:width="2.822cm" svg:height="0.755cm" svg:x="11.078cm" svg:y="25.7cm">
          <draw:text-box>
            <text:p text:style-name="P2"><text:span text:style-name="T1">ControlView</text:span></text:p>
          </draw:text-box>
        </draw:frame>
        <draw:custom-shape draw:style-name="gr1" draw:text-style-name="P1" draw:layer="layout" svg:width="4.1cm" svg:height="6.9cm" svg:x="17.501cm" svg:y="28.5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1cm" svg:y="27.5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2cm" svg:y="27.3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3cm" svg:y="27.1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4cm" svg:y="26.9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5cm" svg:y="26.7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6cm" svg:y="26.3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7cm" svg:y="25.5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8cm" svg:y="25.3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09cm" svg:y="25.10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1cm" svg:y="24.2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11cm" svg:y="24.01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7.512cm" svg:y="23.6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2.822cm" svg:height="1.039cm" svg:x="13.8cm" svg:y="33.4cm">
          <draw:text-box>
            <text:p text:style-name="P2"><text:span text:style-name="T1">up to 5 map layers</text:span></text:p>
          </draw:text-box>
        </draw:frame>
        <draw:line draw:style-name="gr5" draw:text-style-name="P4" draw:layer="layout" svg:x1="16.2cm" svg:y1="33.9cm" svg:x2="17.4cm" svg:y2="33.9cm">
          <text:p/>
        </draw:line>
        <draw:line draw:style-name="gr5" draw:text-style-name="P4" draw:layer="layout" svg:x1="21.7cm" svg:y1="35.1cm" svg:x2="20.6cm" svg:y2="35.1cm">
          <text:p/>
        </draw:line>
        <draw:frame draw:style-name="gr4" draw:text-style-name="P3" draw:layer="layout" svg:width="2.822cm" svg:height="0.755cm" svg:x="21.6cm" svg:y="32.646cm">
          <draw:text-box>
            <text:p text:style-name="P2"><text:span text:style-name="T1">Control Layer</text:span></text:p>
          </draw:text-box>
        </draw:frame>
        <draw:line draw:style-name="gr5" draw:text-style-name="P4" draw:layer="layout" svg:x1="21.601cm" svg:y1="33.1cm" svg:x2="20.501cm" svg:y2="33.1cm">
          <text:p/>
        </draw:line>
        <draw:line draw:style-name="gr5" draw:text-style-name="P4" draw:layer="layout" svg:x1="21.701cm" svg:y1="35.1cm" svg:x2="20.601cm" svg:y2="35.1cm">
          <text:p/>
        </draw:line>
        <draw:frame draw:style-name="gr3" draw:text-style-name="P3" draw:layer="layout" svg:width="3.722cm" svg:height="1.039cm" svg:x="12.9cm" svg:y="31.701cm">
          <draw:text-box>
            <text:p text:style-name="P2"><text:span text:style-name="T1">Temporary, optional feature control layer</text:span></text:p>
          </draw:text-box>
        </draw:frame>
        <draw:line draw:style-name="gr5" draw:text-style-name="P4" draw:layer="layout" svg:x1="16.2cm" svg:y1="32.201cm" svg:x2="17.4cm" svg:y2="32.201cm">
          <text:p/>
        </draw:line>
        <draw:frame draw:style-name="gr6" draw:text-style-name="P3" draw:layer="layout" svg:width="4.4cm" svg:height="2.221cm" svg:x="13.8cm" svg:y="28.479cm">
          <draw:text-box>
            <text:p text:style-name="P2"><text:span text:style-name="T1">Trackviews based on:</text:span></text:p>
            <text:p text:style-name="P2"><text:span text:style-name="T1">PointView</text:span></text:p>
            <text:p text:style-name="P2"><text:span text:style-name="T1">MultiPointView</text:span></text:p>
            <text:p text:style-name="P2"><text:span text:style-name="T1">MultiMultiPointView</text:span></text:p>
            <text:p text:style-name="P2"><text:span text:style-name="T1">BoxView</text:span></text:p>
          </draw:text-box>
        </draw:frame>
        <draw:line draw:style-name="gr5" draw:text-style-name="P4" draw:layer="layout" svg:x1="16.5cm" svg:y1="30.3cm" svg:x2="17.7cm" svg:y2="30.8cm">
          <text:p/>
        </draw:line>
        <draw:line draw:style-name="gr7" draw:text-style-name="P4" draw:layer="layout" svg:x1="13.6cm" svg:y1="27.8cm" svg:x2="17.4cm" svg:y2="28cm">
          <text:p/>
        </draw:line>
        <draw:line draw:style-name="gr7" draw:text-style-name="P4" draw:layer="layout" svg:x1="9.4cm" svg:y1="24.7cm" svg:x2="10.6cm" svg:y2="24.7cm">
          <text:p/>
        </draw:line>
        <draw:custom-shape draw:style-name="gr8" draw:text-style-name="P5" draw:layer="measurelines" svg:width="4.9cm" svg:height="8.5cm" svg:x="23.2cm" svg:y="5.3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0.7cm" svg:height="0.6cm" svg:x="23.2cm" svg:y="13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0.7cm" svg:height="0.6cm" svg:x="23.9cm" svg:y="13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0.7cm" svg:height="0.6cm" svg:x="24.6cm" svg:y="13.2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25.3cm" svg:y="13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0.7cm" svg:height="0.6cm" svg:x="26cm" svg:y="13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0.7cm" svg:height="0.6cm" svg:x="27.4cm" svg:y="13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0.7cm" svg:height="0.6cm" svg:x="26.7cm" svg:y="13.2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measurelines" svg:width="6cm" svg:height="8.2cm" svg:x="22.4cm" svg:y="5.1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0.7cm" svg:height="4.3cm" svg:x="23.2cm" svg:y="8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0.7cm" svg:height="4.3cm" svg:x="23.9cm" svg:y="8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measurelines" svg:width="0.7cm" svg:height="4.3cm" svg:x="24.6cm" svg:y="8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0.7cm" svg:height="4.3cm" svg:x="25.3cm" svg:y="8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0.7cm" svg:height="4.3cm" svg:x="26cm" svg:y="8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0.7cm" svg:height="4.3cm" svg:x="27.4cm" svg:y="8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0.7cm" svg:height="4.3cm" svg:x="26.7cm" svg:y="8.9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25.3cm" svg:y="8.3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measurelines" svg:width="2.822cm" svg:height="0.755cm" draw:transform="rotate (1.57742857795247) translate (23.219cm 13.302cm)">
          <draw:text-box>
            <text:p><text:span text:style-name="T1">Help Text</text:span></text:p>
          </draw:text-box>
        </draw:frame>
        <draw:frame draw:style-name="gr4" draw:text-style-name="P3" draw:layer="measurelines" svg:width="2.822cm" svg:height="0.755cm" draw:transform="rotate (1.57742857795247) translate (23.945cm 13.302cm)">
          <draw:text-box>
            <text:p><text:span text:style-name="T1">Help Text</text:span></text:p>
          </draw:text-box>
        </draw:frame>
        <draw:frame draw:style-name="gr4" draw:text-style-name="P3" draw:layer="measurelines" svg:width="2.822cm" svg:height="0.755cm" draw:transform="rotate (1.57742857795247) translate (27.419cm 13.402cm)">
          <draw:text-box>
            <text:p><text:span text:style-name="T1">Help Text</text:span></text:p>
          </draw:text-box>
        </draw:frame>
        <draw:frame draw:style-name="gr14" draw:text-style-name="P10" draw:layer="measurelines" svg:width="0.8cm" svg:height="0.755cm" svg:x="25.3cm" svg:y="8.32cm">
          <draw:text-box>
            <text:p><text:span text:style-name="T1">X</text:span></text:p>
          </draw:text-box>
        </draw:frame>
        <draw:line draw:style-name="gr7" draw:text-style-name="P4" draw:layer="measurelines" svg:x1="12cm" svg:y1="20.002cm" svg:x2="2.8cm" svg:y2="14.102cm">
          <text:p/>
        </draw:line>
        <draw:custom-shape draw:style-name="gr8" draw:text-style-name="P5" draw:layer="measurelines" svg:width="4.9cm" svg:height="8.5cm" svg:x="1.3cm" svg:y="5.3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measurelines" svg:width="5.1cm" svg:height="8.7cm" svg:x="1.2cm" svg:y="5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measurelines" svg:width="4.9cm" svg:height="1.901cm" svg:x="1.3cm" svg:y="5.3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measurelines" svg:width="2.822cm" svg:height="0.755cm" svg:x="1.478cm" svg:y="7.5cm">
          <draw:text-box>
            <text:p><text:span text:style-name="T1">Dashboard</text:span></text:p>
          </draw:text-box>
        </draw:frame>
        <draw:custom-shape draw:style-name="gr17" draw:text-style-name="P7" draw:layer="measurelines" svg:width="4.9cm" svg:height="0.5cm" svg:x="1.3cm" svg:y="5.301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measurelines" svg:width="3.2cm" svg:height="0.645cm" svg:x="1.4cm" svg:y="5.256cm">
          <draw:text-box>
            <text:p><text:span text:style-name="T1">DashboardEntry</text:span></text:p>
          </draw:text-box>
        </draw:frame>
        <draw:custom-shape draw:style-name="gr17" draw:text-style-name="P7" draw:layer="measurelines" svg:width="4.9cm" svg:height="0.5cm" svg:x="1.3cm" svg:y="5.802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measurelines" svg:width="3.2cm" svg:height="0.645cm" svg:x="1.4cm" svg:y="5.757cm">
          <draw:text-box>
            <text:p><text:span text:style-name="T1">DashboardEntry</text:span></text:p>
          </draw:text-box>
        </draw:frame>
        <draw:custom-shape draw:style-name="gr17" draw:text-style-name="P7" draw:layer="measurelines" svg:width="4.9cm" svg:height="0.5cm" svg:x="1.3cm" svg:y="6.702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measurelines" svg:width="3.2cm" svg:height="0.645cm" svg:x="1.4cm" svg:y="6.657cm">
          <draw:text-box>
            <text:p><text:span text:style-name="T1">DashboardEntry</text:span></text:p>
          </draw:text-box>
        </draw:frame>
        <draw:custom-shape draw:style-name="gr8" draw:text-style-name="P5" draw:layer="measurelines" svg:width="4.9cm" svg:height="8.5cm" svg:x="6.8cm" svg:y="5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measurelines" svg:width="4.9cm" svg:height="8.5cm" svg:x="12.3cm" svg:y="5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measurelines" svg:width="4.9cm" svg:height="8.5cm" svg:x="17.7cm" svg:y="5.3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measurelines" svg:width="5.1cm" svg:height="8.7cm" svg:x="6.7cm" svg:y="5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measurelines" svg:width="5.1cm" svg:height="8.7cm" svg:x="12.2cm" svg:y="5.2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measurelines" svg:width="5.4cm" svg:height="8.9cm" svg:x="17.4cm" svg:y="5.1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measurelines" svg:width="2.6cm" svg:height="0.8cm" svg:x="18.9cm" svg:y="9.0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6.799cm" svg:y="13.2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measurelines" svg:width="1.1cm" svg:height="0.5cm" svg:x="6.799cm" svg:y="12.7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measurelines" svg:width="1.3cm" svg:height="0.5cm" svg:x="10.399cm" svg:y="12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easurelines" svg:width="1.2cm" svg:height="0.5cm" svg:x="9.199cm" svg:y="12.70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measurelines" svg:width="2cm" svg:height="1.433cm" svg:x="4.299cm" svg:y="13.063cm">
          <draw:text-box>
            <text:p><text:span text:style-name="T1">Menu Quick</text:span></text:p>
            <text:p><text:span text:style-name="T1">controls</text:span></text:p>
          </draw:text-box>
        </draw:frame>
        <draw:line draw:style-name="gr5" draw:text-style-name="P4" draw:layer="measurelines" svg:x1="5.799cm" svg:y1="13.502cm" svg:x2="6.999cm" svg:y2="13.502cm">
          <text:p/>
        </draw:line>
        <draw:custom-shape draw:style-name="gr24" draw:text-style-name="P7" draw:layer="measurelines" svg:width="4.9cm" svg:height="0.4cm" svg:x="6.799cm" svg:y="12.3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measurelines" svg:width="4.9cm" svg:height="1.1cm" svg:x="6.799cm" svg:y="11.202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measurelines" svg:x1="6.899cm" svg:y1="12.102cm" svg:x2="11.599cm" svg:y2="12.102cm">
          <text:p/>
        </draw:line>
        <draw:line draw:style-name="gr26" draw:text-style-name="P4" draw:layer="measurelines" svg:x1="6.899cm" svg:y1="11.702cm" svg:x2="11.599cm" svg:y2="11.702cm">
          <text:p/>
        </draw:line>
        <draw:frame draw:style-name="gr27" draw:text-style-name="P11" draw:layer="measurelines" svg:width="1.628cm" svg:height="0.489cm" svg:x="6.699cm" svg:y="11.313cm">
          <draw:text-box>
            <text:p><text:span text:style-name="T2">Layer name</text:span></text:p>
          </draw:text-box>
        </draw:frame>
        <draw:frame draw:style-name="gr27" draw:text-style-name="P11" draw:layer="measurelines" svg:width="1.628cm" svg:height="0.489cm" svg:x="6.699cm" svg:y="11.714cm">
          <draw:text-box>
            <text:p><text:span text:style-name="T2">Layer name</text:span></text:p>
          </draw:text-box>
        </draw:frame>
        <draw:custom-shape draw:style-name="gr28" draw:text-style-name="P12" draw:layer="measurelines" svg:width="0.2cm" svg:height="0.2cm" svg:x="9.499cm" svg:y="1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measurelines" svg:width="0.2cm" svg:height="0.2cm" svg:x="8.3cm" svg:y="11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measurelines" svg:x1="5.599cm" svg:y1="11.902cm" svg:x2="6.799cm" svg:y2="11.902cm">
          <text:p/>
        </draw:line>
        <draw:frame draw:style-name="gr29" draw:text-style-name="P3" draw:layer="measurelines" svg:width="3cm" svg:height="1.827cm" svg:x="3.899cm" svg:y="11.202cm">
          <draw:text-box>
            <text:p><text:span text:style-name="T1">Map layer or Track</text:span></text:p>
            <text:p><text:span text:style-name="T1">transparency</text:span></text:p>
            <text:p><text:span text:style-name="T1">controls</text:span></text:p>
          </draw:text-box>
        </draw:frame>
        <draw:custom-shape draw:style-name="gr22" draw:text-style-name="P7" draw:layer="measurelines" svg:width="1.3cm" svg:height="0.5cm" svg:x="7.899cm" svg:y="12.7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7.499cm" svg:y="13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8.199cm" svg:y="13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8.899cm" svg:y="13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9.599cm" svg:y="13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0.999cm" svg:y="13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0.299cm" svg:y="13.2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2.3cm" svg:y="12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3cm" svg:y="12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3.7cm" svg:y="12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4.4cm" svg:y="12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5.1cm" svg:y="12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6.5cm" svg:y="12.6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0.7cm" svg:height="0.6cm" svg:x="15.8cm" svg:y="12.602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measurelines" svg:width="2.822cm" svg:height="1.039cm" svg:x="13.878cm" svg:y="11.602cm">
          <draw:text-box>
            <text:p><text:span text:style-name="T1">MenuItem</text:span></text:p>
            <text:p><text:span text:style-name="T1">Quick controls</text:span></text:p>
          </draw:text-box>
        </draw:frame>
        <draw:frame draw:style-name="gr29" draw:text-style-name="P3" draw:layer="measurelines" svg:width="2.4cm" svg:height="1.827cm" svg:x="12.3cm" svg:y="9.902cm">
          <draw:text-box>
            <text:p><text:span text:style-name="T1">Status</text:span></text:p>
            <text:p><text:span text:style-name="T1">line</text:span><text:span text:style-name="T1"><text:line-break/></text:span><text:span text:style-name="T1">(variable)</text:span></text:p>
          </draw:text-box>
        </draw:frame>
        <draw:line draw:style-name="gr7" draw:text-style-name="P4" draw:layer="measurelines" svg:x1="12.6cm" svg:y1="11.502cm" svg:x2="11.7cm" svg:y2="13.002cm">
          <text:p/>
        </draw:line>
        <draw:frame draw:style-name="gr3" draw:text-style-name="P3" draw:layer="measurelines" svg:width="2.4cm" svg:height="1.039cm" svg:x="18.7cm" svg:y="7.902cm">
          <draw:text-box>
            <text:p><text:span text:style-name="T1">Enlarge View </text:span></text:p>
          </draw:text-box>
        </draw:frame>
        <draw:frame draw:style-name="gr31" draw:text-style-name="P3" draw:layer="measurelines" svg:width="4.7cm" svg:height="1.127cm" svg:x="23.9cm" svg:y="7.375cm">
          <draw:text-box>
            <text:p><text:span text:style-name="T1">ControlView with optional </text:span></text:p>
            <text:p><text:span text:style-name="T1">HelpText enabled</text:span></text:p>
          </draw:text-box>
        </draw:frame>
        <draw:line draw:style-name="gr7" draw:text-style-name="P4" draw:layer="measurelines" svg:x1="13.8cm" svg:y1="19.903cm" svg:x2="25.5cm" svg:y2="14.103cm">
          <text:p/>
        </draw:line>
        <draw:line draw:style-name="gr7" draw:text-style-name="P4" draw:layer="measurelines" svg:x1="13.6cm" svg:y1="19.702cm" svg:x2="19.9cm" svg:y2="13.902cm">
          <text:p/>
        </draw:line>
        <draw:line draw:style-name="gr7" draw:text-style-name="P4" draw:layer="measurelines" svg:x1="13cm" svg:y1="19.602cm" svg:x2="14.6cm" svg:y2="13.902cm">
          <text:p/>
        </draw:line>
        <draw:line draw:style-name="gr7" draw:text-style-name="P4" draw:layer="measurelines" svg:x1="12.3cm" svg:y1="19.602cm" svg:x2="9.4cm" svg:y2="13.902cm">
          <text:p/>
        </draw:line>
        <draw:frame draw:style-name="gr3" draw:text-style-name="P3" draw:layer="measurelines" svg:width="2.4cm" svg:height="1.039cm" svg:x="19.9cm" svg:y="15.863cm">
          <draw:text-box>
            <text:p><text:span text:style-name="T1">Top of</text:span></text:p>
            <text:p><text:span text:style-name="T1">ControlView</text:span></text:p>
          </draw:text-box>
        </draw:frame>
        <draw:frame draw:style-name="gr3" draw:text-style-name="P3" draw:layer="measurelines" svg:width="2.4cm" svg:height="1.039cm" svg:x="5.6cm" svg:y="16.002cm">
          <draw:text-box>
            <text:p><text:span text:style-name="T1">Bottom of</text:span></text:p>
            <text:p><text:span text:style-name="T1">ControlView</text:span></text:p>
          </draw:text-box>
        </draw:frame>
        <draw:frame draw:style-name="gr32" draw:text-style-name="P14" draw:layer="measurelines" svg:width="17.592cm" svg:height="1.508cm" svg:x="6.108cm" svg:y="1.792cm">
          <draw:text-box>
            <text:p text:style-name="P13">The view-model of MGMapActivit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3-11-06T22:39:41.192000000</dc:date>
    <meta:editing-duration>PT37M44S</meta:editing-duration>
    <meta:editing-cycles>10</meta:editing-cycles>
    <meta:document-statistic meta:object-count="113"/>
  </office:meta>
</office:document-meta>
</file>